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style:font-size-asian="24pt" style:font-size-complex="24pt"/>
    </style:style>
    <style:style style:name="P2" style:family="paragraph" style:parent-style-name="Standard">
      <style:paragraph-properties fo:text-align="center" style:justify-single-word="false"/>
      <style:text-properties style:font-name="Arial" fo:font-size="28pt" style:font-size-asian="28pt" style:font-size-complex="28pt"/>
    </style:style>
    <style:style style:name="P3" style:family="paragraph" style:parent-style-name="Standard">
      <style:paragraph-properties fo:text-align="center" style:justify-single-word="false"/>
      <style:text-properties style:font-name="Arial" fo:font-size="10pt" style:font-size-asian="10pt" style:font-size-complex="1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Standard">
      <style:paragraph-properties fo:text-align="start" style:justify-single-word="false"/>
      <style:text-properties style:font-name="Arial" fo:font-size="14pt" style:font-size-asian="14pt" style:font-size-complex="14pt"/>
    </style:style>
    <style:style style:name="P6" style:family="paragraph" style:parent-style-name="Standard">
      <style:paragraph-properties fo:text-align="start" style:justify-single-word="false"/>
      <style:text-properties style:font-name="Arial" fo:font-size="22pt" style:font-size-asian="22pt" style:font-size-complex="22pt"/>
    </style:style>
    <style:style style:name="P7" style:family="paragraph" style:parent-style-name="Standard">
      <style:paragraph-properties fo:text-align="center" style:justify-single-word="false"/>
      <style:text-properties style:font-name="Arial" fo:font-size="22pt" style:font-size-asian="22pt" style:font-size-complex="22pt"/>
    </style:style>
    <style:style style:name="P8" style:family="paragraph" style:parent-style-name="Standard">
      <style:paragraph-properties fo:text-align="start" style:justify-single-word="false"/>
      <style:text-properties style:font-name="Arial" fo:font-size="18pt" style:font-size-asian="18pt" style:font-size-complex="18pt"/>
    </style:style>
    <style:style style:name="P9" style:family="paragraph" style:parent-style-name="Standard">
      <style:paragraph-properties fo:text-align="center" style:justify-single-word="false"/>
      <style:text-properties style:font-name="Arial" fo:font-size="22pt" style:font-size-asian="22pt" style:font-size-complex="22pt"/>
    </style:style>
    <style:style style:name="P10" style:family="paragraph" style:parent-style-name="Standard">
      <style:paragraph-properties fo:text-align="start" style:justify-single-word="false"/>
      <style:text-properties style:font-name="Arial" fo:font-size="20pt" style:font-size-asian="20pt" style:font-size-complex="20pt"/>
    </style:style>
    <style:style style:name="P11" style:family="paragraph" style:parent-style-name="Standard">
      <style:paragraph-properties fo:text-align="start" style:justify-single-word="false"/>
      <style:text-properties style:font-name="Arial" fo:font-size="14pt" style:font-size-asian="14pt" style:font-size-complex="14pt"/>
    </style:style>
    <style:style style:name="P12" style:family="paragraph" style:parent-style-name="Standard">
      <style:paragraph-properties fo:text-align="start" style:justify-single-word="false"/>
      <style:text-properties style:font-name="Arial" fo:font-size="18pt" style:font-size-asian="18pt" style:font-size-complex="18pt"/>
    </style:style>
    <style:style style:name="T1"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Das Blogger-Forum Coding-Tutorial</text:p>
      <text:p text:style-name="P3">von</text:p>
      <text:p text:style-name="P3">Marco "Sheld0r" Mauer</text:p>
      <text:p text:style-name="P3">[Hier weitere Namen einfü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1. HTML</text:p>
      <text:p text:style-name="P4"/>
      <text:p text:style-name="P4"/>
      <text:p text:style-name="P6"><text:span text:style-name="T1">1.1 </text:span>Die <text:span text:style-name="T1">Grundlagen</text:span></text:p>
      <text:p text:style-name="P8"/>
      <text:p text:style-name="P5">Lorem ipsum dolor sit amet, consetetur sadipscing elitr, sed diam nonumy eirmod tempor invidunt ut labore et dolore magna aliquyam erat, sed diam voluptua. </text:p>
      <text:p text:style-name="P5"/>
      <text:p text:style-name="P5">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5"/>
      <text:p text:style-name="P5">Kann gerne gelöscht werde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2. CS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3. Javascript</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4. PHP</text:p>
      <text:p text:style-name="P7"/>
      <text:p text:style-name="P7"/>
      <text:p text:style-name="P10">4.1 Was ist PHP?</text:p>
      <text:p text:style-name="P10"/>
      <text:p text:style-name="P5">PHP ist eine Open-Source Scriptsprache und wird häufig für komplexe Webseiten genutzt. Der Vorteil von PHP ist, dass man damit dynamische Websiten erstellen kann und nicht so wie es bei Seiten die ausschließlich in HTML geschrieben sind der Fall ist, Websites die <text:s/>stets gleich aussehen. Außerdem ist es mit PHP möglich die Informationen, die in Forumulare eingegeben wurden auszulesen und damit zu arbeiten. Natürlich gibt es noch weitaus mehr Möglichkeiten PHP zu nutzen, doch zunächst ist es Ziel dieses Kapitels die Grundlagen von PHP zu vermitteln.</text:p>
      <text:p text:style-name="P5"/>
      <text:p text:style-name="P10">4.2 Die Grundlagen von PHP</text:p>
      <text:p text:style-name="P10"/>
      <text:p text:style-name="P8">4.2.1 Was wird benötigt um mit PHP zu Arbeiten?</text:p>
      <text:p text:style-name="P5"/>
      <text:p text:style-name="P5">Anders als es bei HTML der Fall ist, lassen sich PHP-Dateien nicht einfach durch das öffnen im Browser ausgeben. Man benötigt einen PHP-Fähigen Server und weil den nicht jeder hat oder nicht damit arbeiten möchte, gibt es die Alternative XAMPP auf dem Heimcomputer zu installieren. XAMPP ist eine Art Emulator, es emuliert einen Server. Die Installation ist eigentlich ganz einfach, dennoch möchte ich im Folgenden kurz erklären wie sie abläuft.</text:p>
      <text:p text:style-name="P5"/>
      <text:p text:style-name="P8">4.2.2 Die Installation von XAM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36S</meta:editing-duration>
    <meta:editing-cycles>9</meta:editing-cycles>
    <meta:generator>OpenOffice/4.0.1$Win32 OpenOffice.org_project/401m5$Build-9714</meta:generator>
    <dc:date>2014-01-03T14:59:32.10</dc:date>
    <meta:document-statistic meta:table-count="0" meta:image-count="0" meta:object-count="0" meta:page-count="5" meta:paragraph-count="18" meta:word-count="305" meta:character-count="1874"/>
    <meta:user-defined meta:name="Info 1"/>
    <meta:user-defined meta:name="Info 2"/>
    <meta:user-defined meta:name="Info 3"/>
    <meta:user-defined meta:name="Info 4"/>
  </office:meta>
</office:document-meta>
</file>